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left="1.251cm" fo:margin-right="0cm" fo:text-indent="0cm" style:auto-text-indent="false"/>
    </style:style>
    <style:style style:name="P5" style:family="paragraph" style:parent-style-name="Standard">
      <style:paragraph-properties fo:margin-left="2.501cm" fo:margin-right="0cm" fo:text-indent="-0.635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2"/>
    <style:style style:name="P10" style:family="paragraph" style:parent-style-name="Standard" style:list-style-name="L1">
      <style:paragraph-properties fo:margin-left="2.501cm" fo:margin-right="0cm" fo:text-indent="-0.635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 <text:span text:style-name="T5">Annexe au compte rendu d’activités</text:span></text:p>
      <text:p text:style-name="P2">de François des Rochettes</text:p>
      <text:p text:style-name="P2">du 1/12/2013 au 31/12/2013</text:p>
      <text:p text:style-name="Standard"> </text:p>
      <text:p text:style-name="Standard"/>
      <text:p text:style-name="Standard"/>
      <text:p text:style-name="P3">Création stricte et facultative</text:p>
      <text:p text:style-name="Standard">Réflexion sur l'algorithme d'ajout facultatif d'un fichier qui a permis de mieux gérer le système de fichiers. Cet algorithme concerne la méthode <text:span text:style-name="T1">setFile</text:span><text:span text:style-name="T3"> de la classe </text:span><text:span text:style-name="T1">FileSystem</text:span><text:span text:style-name="T3"> remplaçant la méthode </text:span><text:span text:style-name="T1">touchFile</text:span><text:span text:style-name="T3"> dont le nom n'est pas assez parlant.</text:span></text:p>
      <text:p text:style-name="Standard"><text:span text:style-name="T3">Changement de nom de méthodes pour </text:span><text:span text:style-name="T1">touchDirectory</text:span><text:span text:style-name="T3"> et <text:s/></text:span><text:span text:style-name="T1">touchRootDirectory</text:span><text:span text:style-name="T3"> qui deviennent respectivement </text:span><text:span text:style-name="T1">setDirectory</text:span><text:span text:style-name="T3"> et <text:s/></text:span><text:span text:style-name="T1">setRoot</text:span><text:span text:style-name="T3">.</text:span></text:p>
      <text:p text:style-name="Standard"/>
      <text:p text:style-name="Standard">Généralisation de ces deux possibilités de création à l'ensemble de l'API :</text:p>
      <text:p text:style-name="P4">Séparation du concept de création stricte et de création facultative des Generic :</text:p>
      <text:list xml:id="list10254141961" text:style-name="L1">
        <text:list-item>
          <text:p text:style-name="P10">Création stricte : si un objet existe déjà, une exception est levée,</text:p>
        </text:list-item>
        <text:list-item>
          <text:p text:style-name="P10">Création facultative : un objet n'est créé que s'il n'existe pas déjà. S'il existe déjà, on récupère une référence dessus.</text:p>
        </text:list-item>
      </text:list>
      <text:p text:style-name="P5"/>
      <text:p text:style-name="Standard">Réorganisation de l'interface Tree :</text:p>
      <text:p text:style-name="Standard"><text:span text:style-name="T4">La méthode </text:span><text:span text:style-name="T2">addRoot</text:span><text:span text:style-name="T4"> de l'interface </text:span><text:span text:style-name="T2">Tree</text:span><text:span text:style-name="T4"> implémentée par la classe </text:span><text:span text:style-name="T2">TreeImpl</text:span><text:span text:style-name="T4"> permet d'ajouter de manière stricte une racine à un nœud. Si cette racine existe déjà, alors une exception est levée. Cette méthode remplace la méthode </text:span><text:span text:style-name="T2">newRoot</text:span><text:span text:style-name="T4">.</text:span></text:p>
      <text:p text:style-name="Standard"><text:span text:style-name="T4">L'implémentation de la méthode <text:s/></text:span><text:span text:style-name="T2">setRoot </text:span><text:span text:style-name="T4">implémentée dans la classe </text:span><text:span text:style-name="T2">TreeImpl</text:span><text:span text:style-name="T4"> crée facultativement la racine. Si la racine passée en argument existe déjà, alors elle est modifiée.</text:span></text:p>
      <text:p text:style-name="P6"/>
      <text:p text:style-name="P6">Les tests utilisant les méthodes conçues pour la création stricte et la création facultative sont corrigés pour qu'ils puissent être compilés et validés.</text:p>
      <text:p text:style-name="P6"/>
      <text:p text:style-name="P7">Contrainte niveau d'instanciation</text:p>
      <text:p text:style-name="P8">Réflexion et implémentation d'une contrainte vérifiant qu'aucun attribut n'est posé sur une instance.</text:p>
      <text:p text:style-name="P8">Mise en place des tests unitaires afin de valider la contrainte.</text:p>
      <text:p text:style-name="P7"/>
      <text:p text:style-name="P7">Héritage des contraintes</text:p>
      <text:p text:style-name="Standard">Réflexion sur l'écriture de tests portant sur l'héritage des contraintes et la surcharge de leurs activations :</text:p>
      <text:list xml:id="list2059599541" text:style-name="L2">
        <text:list-item>
          <text:p text:style-name="P9">Unicité de la valeur pour un attribut,</text:p>
        </text:list-item>
        <text:list-item>
          <text:p text:style-name="P9">Unicité de la valeur d'attribut pour une propriété donnée,</text:p>
        </text:list-item>
        <text:list-item>
          <text:p text:style-name="P9">Valeur requise : existence d'une valeur pour un attribut de chaque instance,</text:p>
        </text:list-item>
        <text:list-item>
          <text:p text:style-name="P9"><text:span text:style-name="T4">Unicité du lien pour une relation ou de la valeur pour un attribut.</text:span></text:p>
        </text:list-item>
      </text:list>
      <text:p text:style-name="Standard"/>
      <text:p text:style-name="P3">Autre</text:p>
      <text:p text:style-name="Standard">Factorisation des tests.</text:p>
      <text:p text:style-name="Standard">Correction d'une anomalie sur la désactivation d'une contrainte de type valeur unique dans la classe <text:span text:style-name="T1">GenericImpl</text:span>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3cm" fo:margin-bottom="2.00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3:51:39</meta:creation-date>
    <dc:date>2013-12-20T17:22:13</dc:date>
    <meta:editing-duration>PT51M49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1" meta:paragraph-count="27" meta:word-count="332" meta:character-count="2159" meta:non-whitespace-character-count="1854"/>
  </office:meta>
</office:document-meta>
</file>